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DestinationResolver.resolveDestinationName( @ Nullable Session session , String destinationName , boolean pubSub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micDestinationResolver.resolveTopic( Session session , String topi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DestinationResolver.resolveQueue( Session session , String queu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